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ra Mordecai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3 May 1873</text:p>
      <text:p text:style-name="P5">Month<text:tab/><text:tab/><text:tab/><text:tab/><text:tab/><text:tab/>May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Phila/</text:span></text:p>
      <text:p text:style-name="P3"><text:span text:style-name="T1">May 23rd/</text:span></text:p>
      <text:p text:style-name="P3"><text:span text:style-name="T1">1873./</text:span></text:p>
      <text:p text:style-name="P2"><text:span text:style-name="T1">My dear Mr Morais--/</text:span></text:p>
      <text:p text:style-name="P2"><text:span text:style-name="T1"><text:tab/>I feel so very sorry that/ I cant[sic] hear Henry read his/ Portion tomorrow, that I must/ write &amp; tell you so. <text:s/>I am/ sure you will be very happy/ on the occasion, and I hope/ his sainted mother may/ look down, and bless him,/ that he may grow in wisdom,/ in prosperity, and in good/ness—and that he may be/ worthy of the great good,/ which is in store for those/</text:span></text:p>
      <text:p text:style-name="P2"><text:span text:style-name="T1"/></text:p>
      <text:p text:style-name="P2"><text:span text:style-name="T1">[Page 2]</text:span></text:p>
      <text:p text:style-name="P2"><text:span text:style-name="T1">who fear Him and keep/ his Holy name, and his/ commandments. <text:s/>I wish/ I had some Rich &amp; Rave/ offering, for your son, on/ this eventful day, but/ Bibles &amp; Prayer books he has/ plenty—and Jewels I have/ none—but hearty good/ wishes, from yours &amp; his/</text:span></text:p>
      <text:p text:style-name="P2"><text:span text:style-name="T1"><text:tab/>sincere friend/</text:span></text:p>
      <text:p text:style-name="P2"><text:span text:style-name="T1"><text:tab/><text:tab/>Sara Mordecai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2:39:04</meta:creation-date>
    <dc:date>2009-05-18T12:43:47</dc:date>
    <dc:language>en-US</dc:language>
    <meta:editing-cycles>2</meta:editing-cycles>
    <meta:editing-duration>PT4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0" meta:word-count="297" meta:character-count="1981"/>
  </office:meta>
</office:document-meta>
</file>